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201b" officeooo:paragraph-rsid="000c201b"/>
    </style:style>
    <style:style style:name="P2" style:family="paragraph" style:parent-style-name="Standard">
      <style:text-properties officeooo:rsid="000c201b" officeooo:paragraph-rsid="000d2a7a"/>
    </style:style>
    <style:style style:name="P3" style:family="paragraph" style:parent-style-name="Standard">
      <style:text-properties officeooo:rsid="000d2a7a" officeooo:paragraph-rsid="000d2a7a"/>
    </style:style>
    <style:style style:name="T1" style:family="text">
      <style:text-properties officeooo:rsid="000d2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os</text:p>
      <text:p text:style-name="P1"># c:/aaa/_R/_R3/Ames_dataset/</text:p>
      <text:p text:style-name="P1">os.chdir("c:/aaa/_R/_R3/Ames_dataset/")</text:p>
      <text:p text:style-name="P1"/>
      <text:p text:style-name="P1">import pandas as pd</text:p>
      <text:p text:style-name="P1">import numpy as np</text:p>
      <text:p text:style-name="P1"/>
      <text:p text:style-name="P1"># https://pandas.pydata.org/pandas-docs/stable/generated/pandas.read_csv.html</text:p>
      <text:p text:style-name="P1"># Полезные параметры:</text:p>
      <text:p text:style-name="P1"/>
      <text:p text:style-name="P1"># <text:s text:c="4"/>sep -- задаёт символ-разделитель полей в файле (по умолчанию разделитель запятая);</text:p>
      <text:p text:style-name="P1"># <text:s text:c="4"/>names -- список названий колонок, если он не задан в файле;</text:p>
      <text:p text:style-name="P1"># <text:s text:c="4"/>index_col -- номер колонки с индексом.</text:p>
      <text:p text:style-name="P1"># <text:s text:c="4"/>decimal -- символ-разделитель для знаков после запятой.</text:p>
      <text:p text:style-name="P1"># <text:s text:c="9"/>decimal=b',',</text:p>
      <text:p text:style-name="P1"/>
      <text:p text:style-name="P1">AH = pd.read_csv('AmesHousing.txt', sep="\t", header = 0, index_col=False)</text:p>
      <text:p text:style-name="P1"/>
      <text:p text:style-name="P1"/>
      <text:p text:style-name="P1"/>
      <text:p text:style-name="P1">AH.head()</text:p>
      <text:p text:style-name="P1"/>
      <text:p text:style-name="P1"/>
      <text:p text:style-name="P1">print(AH.shape)</text:p>
      <text:p text:style-name="P1">print(len(AH))</text:p>
      <text:p text:style-name="P1"/>
      <text:p text:style-name="P1"/>
      <text:p text:style-name="P1">AH.dtypes</text:p>
      <text:p text:style-name="P1"/>
      <text:p text:style-name="P1"/>
      <text:p text:style-name="P1">AH.describe(include='all')</text:p>
      <text:p text:style-name="P1"/>
      <text:p text:style-name="P1"/>
      <text:p text:style-name="P1">import matplotlib</text:p>
      <text:p text:style-name="P1">import matplotlib.pyplot as plt</text:p>
      <text:p text:style-name="P1"/>
      <text:p text:style-name="P1"># выбор темы картинок на Ваш вкус. Необязательная строчка.</text:p>
      <text:p text:style-name="P1">matplotlib.style.use('ggplot')</text:p>
      <text:p text:style-name="P1"># Эта строчка нужна для того, чтобы картинки отображались в ячейках</text:p>
      <text:p text:style-name="P1">%matplotlib inline</text:p>
      <text:p text:style-name="P1"/>
      <text:p text:style-name="P1"/>
      <text:p text:style-name="P1"># <text:s/>https://matplotlib.org/api/_as_gen/matplotlib.pyplot.hist.html</text:p>
      <text:p text:style-name="P1"/>
      <text:p text:style-name="P1"/>
      <text:p text:style-name="P1">AH['SalePrice'].hist();</text:p>
      <text:p text:style-name="P1"/>
      <text:p text:style-name="P1"/>
      <text:p text:style-name="P1">AH['SalePrice'].hist(bins=60);</text:p>
      <text:p text:style-name="P1"/>
      <text:p text:style-name="P1"/>
      <text:p text:style-name="P1">AH['SalePrice'].hist(bins=60, normed=1);</text:p>
      <text:p text:style-name="P1"><text:soft-page-break/></text:p>
      <text:p text:style-name="P1"/>
      <text:p text:style-name="P1">print(plt.style.available)</text:p>
      <text:p text:style-name="P1"/>
      <text:p text:style-name="P1"/>
      <text:p text:style-name="P1">matplotlib.style.use('seaborn-deep')</text:p>
      <text:p text:style-name="P1"/>
      <text:p text:style-name="P1">AH['SalePrice'].hist(bins=60, normed=1);</text:p>
      <text:p text:style-name="P1"/>
      <text:p text:style-name="P1"/>
      <text:p text:style-name="P1"/>
      <text:p text:style-name="P1">np.log(AH['SalePrice']).hist(bins=45, normed=1);</text:p>
      <text:p text:style-name="P1"/>
      <text:p text:style-name="P1"/>
      <text:p text:style-name="P1"/>
      <text:p text:style-name="P1">from scipy.stats.kde import gaussian_kde</text:p>
      <text:p text:style-name="P1"/>
      <text:p text:style-name="P1">from numpy import linspace,hstack</text:p>
      <text:p text:style-name="P1">from pylab import plot,show,hist</text:p>
      <text:p text:style-name="P1"/>
      <text:p text:style-name="P1"/>
      <text:p text:style-name="P1"># <text:s text:c="5"/>недостаток!!</text:p>
      <text:p text:style-name="P1"># <text:s/>отсутствует sheather jones bandwidth</text:p>
      <text:p text:style-name="P1"># <text:s/>Scott Silverman normal density reference</text:p>
      <text:p text:style-name="P1"/>
      <text:p text:style-name="P1"/>
      <text:p text:style-name="P3"># создадим функцию</text:p>
      <text:p text:style-name="P3"># создадим функцию</text:p>
      <text:p text:style-name="P3">my_density = gaussian_kde(AH['SalePrice'])</text:p>
      <text:p text:style-name="P3"># <text:s/>my_density = gaussian_kde(AH['SalePrice'], bw_method = 5)</text:p>
      <text:p text:style-name="P3"># <text:s/>my_density = gaussian_kde(AH['SalePrice'], bw_method = 1)</text:p>
      <text:p text:style-name="P3"># <text:s/>my_density = gaussian_kde(AH['SalePrice'], bw_method = 0.1)</text:p>
      <text:p text:style-name="P3"/>
      <text:p text:style-name="P3"/>
      <text:p text:style-name="P3"># график </text:p>
      <text:p text:style-name="P3">x = linspace(min(AH['SalePrice']), max(AH['SalePrice']),1000)</text:p>
      <text:p text:style-name="P3">plot(x, my_density(x),'g') # distribution function</text:p>
      <text:p text:style-name="P3"/>
      <text:p text:style-name="P3">hist(AH['SalePrice'], normed=1, alpha=.3) # histogram</text:p>
      <text:p text:style-name="P3">show()</text:p>
      <text:p text:style-name="P3"/>
      <text:p text:style-name="P1"/>
      <text:p text:style-name="P2">plot(x, <text:span text:style-name="T1">my_density</text:span>(x),'r') # distribution function</text:p>
      <text:p text:style-name="P1"/>
      <text:p text:style-name="P1"/>
      <text:p text:style-name="P1"/>
      <text:p text:style-name="P1"># По идее, вызов должен быть такой: df.groupby('Status')['Length'].hist(alpha=0.6)</text:p>
      <text:p text:style-name="P1"># Но из-за бага https://github.com/pandas-dev/pandas/issues/10756</text:p>
      <text:p text:style-name="P1"># приходится делать дополнительный вызов plot</text:p>
      <text:p text:style-name="P1">AH.groupby('MS Zoning')['SalePrice'].plot.hist(alpha=0.6)</text:p>
      <text:p text:style-name="P1"># Добавляем легенду</text:p>
      <text:p text:style-name="P1">plt.legend();</text:p>
      <text:p text:style-name="P1"><text:soft-page-break/></text:p>
      <text:p text:style-name="P1"/>
      <text:p text:style-name="P1"/>
      <text:p text:style-name="P1"/>
      <text:p text:style-name="P1"/>
      <text:p text:style-name="P1">AH.groupby('MS Zoning')['SalePrice'].plot.hist(normed=1, alpha=0.6)</text:p>
      <text:p text:style-name="P1"># Добавляем легенду</text:p>
      <text:p text:style-name="P1">plt.legend();</text:p>
      <text:p text:style-name="P1"/>
      <text:p text:style-name="P1"/>
      <text:p text:style-name="P1"/>
      <text:p text:style-name="P1">ax = AH.boxplot(column='SalePrice', by='MS Zoning')</text:p>
      <text:p text:style-name="P1"># Хак для того, чтобы исправить наезжающие заголовки графика</text:p>
      <text:p text:style-name="P1">ax.get_figure().suptitle('')</text:p>
      <text:p text:style-name="P1"/>
      <text:p text:style-name="P1"/>
      <text:p text:style-name="P1">print (AH['MS Zoning'].value_counts())</text:p>
      <text:p text:style-name="P1"/>
      <text:p text:style-name="P1"/>
      <text:p text:style-name="P1"/>
      <text:p text:style-name="P1"># <text:s/>разброс данных <text:s/></text:p>
      <text:p text:style-name="P1"># <text:s/>дисперсия</text:p>
      <text:p text:style-name="P1"># <text:s/>стандартное отклонение</text:p>
      <text:p text:style-name="P1"># <text:s/>разброс</text:p>
      <text:p text:style-name="P1"># <text:s/>IQR</text:p>
      <text:p text:style-name="P1"/>
      <text:p text:style-name="P1"/>
      <text:p text:style-name="P1"># города россии</text:p>
      <text:p text:style-name="P1"/>
      <text:p text:style-name="P1"/>
      <text:p text:style-name="P1"># import os</text:p>
      <text:p text:style-name="P1"># c:\aaa\temp_py\Shad_Python_01_2\</text:p>
      <text:p text:style-name="P1">os.chdir("c:/aaa/temp_py/Shad_Python_01_2/")</text:p>
      <text:p text:style-name="P1"/>
      <text:p text:style-name="P1"># import pandas as pd</text:p>
      <text:p text:style-name="P1"># import numpy as np</text:p>
      <text:p text:style-name="P1"/>
      <text:p text:style-name="P1"/>
      <text:p text:style-name="P1"/>
      <text:p text:style-name="P1">town = pd.read_csv('town_1959_2.csv', encoding='cp1251', index_col=u'номер')</text:p>
      <text:p text:style-name="P1">town.head()</text:p>
      <text:p text:style-name="P1"/>
      <text:p text:style-name="P1"/>
      <text:p text:style-name="P1"/>
      <text:p text:style-name="P1">print(town)</text:p>
      <text:p text:style-name="P1"/>
      <text:p text:style-name="P1"/>
      <text:p text:style-name="P1">town.describe()</text:p>
      <text:p text:style-name="P1"/>
      <text:p text:style-name="P1"/>
      <text:p text:style-name="P1">len(town[town['население'] &lt; 52.925199])/len(town)*100</text:p>
      <text:p text:style-name="P1"/>
      <text:p text:style-name="P1"><text:soft-page-break/></text:p>
      <text:p text:style-name="P1"/>
      <text:p text:style-name="P1"># <text:s/>town['население'].median()</text:p>
      <text:p text:style-name="P1"/>
      <text:p text:style-name="P1">town_2 = town.iloc[2:1004,:]</text:p>
      <text:p text:style-name="P1"># <text:s/>print(x_2)</text:p>
      <text:p text:style-name="P1"/>
      <text:p text:style-name="P1">town_2.describe()</text:p>
      <text:p text:style-name="P1"/>
      <text:p text:style-name="P1">len(town_2[town_2['население'] &lt; 44.997904])/len(town_2)*100</text:p>
      <text:p text:style-name="P1"/>
      <text:p text:style-name="P1"/>
      <text:p text:style-name="P1">town[u'население'].hist()</text:p>
      <text:p text:style-name="P1"/>
      <text:p text:style-name="P1"/>
      <text:p text:style-name="P1">x = np.log10(df[u'население'])</text:p>
      <text:p text:style-name="P1">pd.Series(x).hist()</text:p>
      <text:p text:style-name="P1"/>
      <text:p text:style-name="P1"/>
      <text:p text:style-name="P1">pd.Series(x).hist(bins=45)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09:22.136000000</meta:creation-date>
    <dc:date>2018-02-19T16:30:27.056000000</dc:date>
    <meta:editing-duration>PT21M5S</meta:editing-duration>
    <meta:editing-cycles>2</meta:editing-cycles>
    <meta:generator>LibreOffice/4.4.5.2$Windows_x86 LibreOffice_project/a22f674fd25a3b6f45bdebf25400ed2adff0ff99</meta:generator>
    <meta:document-statistic meta:table-count="0" meta:image-count="0" meta:object-count="0" meta:page-count="4" meta:paragraph-count="88" meta:word-count="299" meta:character-count="3053" meta:non-whitespace-character-count="2796"/>
  </office:meta>
</office:document-meta>
</file>